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ce8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row table:style-name="ro1">
          <table:table-cell>
            <draw:frame table:end-cell-address="'Weeknr 48'.J31" table:end-x="1.532cm" table:end-y="0.237cm" draw:z-index="0" draw:style-name="gr1" svg:width="21.744cm" svg:height="13.785cm" svg:x="0.111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table:style-name="ce5" office:value-type="time" office:time-value="PT08H45M00S">
            <text:p>08:45</text:p>
          </table:table-cell>
          <table:table-cell table:style-name="ce5"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We hebben de draw methode gemaakt en zijn bezig met de StartScene, HelpScene, PlayScene.</text:p>
          </table:table-cell>
          <table:table-cell table:style-name="ce5" table:formula="of:=[.D8]-[.C8]" office:value-type="time" office:time-value="PT00H45M00S">
            <text:p>00:4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09H31M00S">
            <text:p>09:31</text:p>
          </table:table-cell>
          <table:table-cell table:style-name="ce5" office:value-type="time" office:time-value="PT09H45M00S">
            <text:p>09:45</text:p>
          </table:table-cell>
          <table:table-cell office:value-type="float" office:value="2">
            <text:p>2</text:p>
          </table:table-cell>
          <table:table-cell office:value-type="string">
            <text:p>We hebben de PlayScene en HelpScene gemaakt</text:p>
          </table:table-cell>
          <table:table-cell table:style-name="ce5" table:formula="of:=[.D9]-[.C9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09H46M00S">
            <text:p>09:46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n van de gamestate classes het argument gameTime meegeven</text:p>
          </table:table-cell>
          <table:table-cell table:style-name="ce5" table:formula="of:=[.D10]-[.C10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We hebben net de intervase gedaan. Istate</text:p>
          </table:table-cell>
          <table:table-cell table:style-name="ce5" table:formula="of:=[.D11]-[.C11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We hebben een get en setter gemaakt van de iState</text:p>
          </table:table-cell>
          <table:table-cell table:style-name="ce5" table:formula="of:=[.D12]-[.C12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11M00S">
            <text:p>11:11</text:p>
          </table:table-cell>
          <table:table-cell table:style-name="ce5" office:value-type="time" office:time-value="PT11H20M00S">
            <text:p>11:20</text:p>
          </table:table-cell>
          <table:table-cell office:value-type="float" office:value="6">
            <text:p>6</text:p>
          </table:table-cell>
          <table:table-cell office:value-type="string">
            <text:p>Properties gemaakt Setters en getters</text:p>
          </table:table-cell>
          <table:table-cell table:style-name="ce5" table:formula="of:=[.D13]-[.C13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21M00S">
            <text:p>11:21</text:p>
          </table:table-cell>
          <table:table-cell table:style-name="ce5" office:value-type="time" office:time-value="PT11H50M00S">
            <text:p>11:50</text:p>
          </table:table-cell>
          <table:table-cell office:value-type="float" office:value="7">
            <text:p>7</text:p>
          </table:table-cell>
          <table:table-cell office:value-type="string">
            <text:p>Nieuwe class aangemaakt Input</text:p>
          </table:table-cell>
          <table:table-cell table:style-name="ce5" table:formula="of:=[.D14]-[.C14]" office:value-type="time" office:time-value="PT00H29M00S">
            <text:p>00:29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30M00S">
            <text:p>12:30</text:p>
          </table:table-cell>
          <table:table-cell office:value-type="float" office:value="8">
            <text:p>8</text:p>
          </table:table-cell>
          <table:table-cell office:value-type="string">
            <text:p>static input class gemaakt. Method EdgeDetectKeyDown</text:p>
          </table:table-cell>
          <table:table-cell table:style-name="ce5" table:formula="of:=[.D15]-[.C15]" office:value-type="time" office:time-value="PT00H39M00S">
            <text:p>00:3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  <table:table-cell table:style-name="ce5" office:value-type="time" office:time-value="PT13H30M00S">
            <text:p>13:3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9">
            <text:p>9</text:p>
          </table:table-cell>
          <table:table-cell office:value-type="string">
            <text:p>de input gemaakt</text:p>
          </table:table-cell>
          <table:table-cell table:style-name="ce5" table:formula="of:=[.D16]-[.C16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5"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39M00S">
            <text:p>03:39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eeknr 5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1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50M00S">
            <text:p>08:50</text:p>
          </table:table-cell>
          <table:table-cell office:value-type="time" office:time-value="PT09H15M00S">
            <text:p>09:15</text:p>
          </table:table-cell>
          <table:table-cell office:value-type="float" office:value="1">
            <text:p>1</text:p>
          </table:table-cell>
          <table:table-cell office:value-type="string">
            <text:p>Maak een nieuwe map genaamd HelperClass en maak daarin een class genaamd Image</text:p>
          </table:table-cell>
          <table:table-cell table:formula="of:=[.D8]-[.C8]" office:value-type="time" office:time-value="PT00H25M00S">
            <text:p>00:2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</text:p>
          </table:table-cell>
          <table:table-cell table:formula="of:=[.D9]-[.C9]" office:value-type="time" office:time-value="PT00H10M00S">
            <text:p>00:10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class roept de constructor de initialize method aan en deze roept weer op zijn beurt de loadcontent method aan</text:p>
          </table:table-cell>
          <table:table-cell table:formula="of:=[.D10]-[.C10]" office:value-type="time" office:time-value="PT00H04M00S">
            <text:p>00:04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 mee: PyramidPanic game, String pathNameAsset, vector2 position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6">
            <text:p>6</text:p>
          </table:table-cell>
          <table:table-cell office:value-type="string">
            <text:p>We hebben button aangemaakt bij de game</text:p>
          </table:table-cell>
          <table:table-cell table:formula="of:=[.D13]-[.C13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5M00S">
            <text:p>12:15</text:p>
          </table:table-cell>
          <table:table-cell office:value-type="float" office:value="7">
            <text:p>7</text:p>
          </table:table-cell>
          <table:table-cell office:value-type="string">
            <text:p>we hebben een switch case gemaakt.</text:p>
          </table:table-cell>
          <table:table-cell table:formula="of:=[.D14]-[.C14]" office:value-type="time" office:time-value="PT00H59M00S">
            <text:p>00:59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we hebben een enumration gemaakt Buttons. Deze enum bevat de waarde start, load, scores, help, quit. We hebben een variabele gemaakt met de naam button Active</text:p>
          </table:table-cell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roep de Update methode aan van het enum object</text:p>
          </table:table-cell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3H50M00S">
            <text:p>13:50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aan de buttons verder gewerkt</text:p>
          </table:table-cell>
          <table:table-cell table:formula="of:=[.D17]-[.C17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16M00S">
            <text:p>03:16</text:p>
          </table:table-cell>
          <table:table-cell/>
        </table:table-row>
      </table:table>
      <table:table table:name="Weeknr 5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16">
            <text:p>16-12-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de menu class is er een method genaamd ChangeButtonColorToNormal() gemaakt. Wanneer er op de enter knop wordt gedrukt. </text:p>
          </table:table-cell>
          <table:table-cell table:formula="of:=[.D8]-[.C8]" office:value-type="time" office:time-value="PT00H55M00S">
            <text:p>00:55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41M00S">
            <text:p>09:41</text:p>
          </table:table-cell>
          <table:table-cell office:value-type="time" office:time-value="PT09H50M00S">
            <text:p>09:50</text:p>
          </table:table-cell>
          <table:table-cell office:value-type="float" office:value="2">
            <text:p>2</text:p>
          </table:table-cell>
          <table:table-cell office:value-type="string">
            <text:p>maak een mapje in de solutionexplorder genaamd loadscene</text:p>
          </table:table-cell>
          <table:table-cell table:formula="of:=[.D9]-[.C9]" office:value-type="time" office:time-value="PT00H09M00S">
            <text:p>00:09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51M00S">
            <text:p>09:51</text:p>
          </table:table-cell>
          <table:table-cell office:value-type="time" office:time-value="PT09H53M00S">
            <text:p>09:53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2M00S">
            <text:p>00:02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54M00S">
            <text:p>09:54</text:p>
          </table:table-cell>
          <table:table-cell office:value-type="time" office:time-value="PT09H56M00S">
            <text:p>09:56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2M00S">
            <text:p>00:02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maak een field loadScene van het type loadscene en vergeet niet de namespace te controleren waar de loadscene instaat.</text:p>
          </table:table-cell>
          <table:table-cell table:formula="of:=[.D12]-[.C12]" office:value-type="time" office:time-value="PT00H05M00S">
            <text:p>00:05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05M00S">
            <text:p>10:05</text:p>
          </table:table-cell>
          <table:table-cell office:value-type="float" office:value="6">
            <text:p>6</text:p>
          </table:table-cell>
          <table:table-cell office:value-type="string">
            <text:p>maak een property van de loadscene voor het loadScene field (een getter)</text:p>
          </table:table-cell>
          <table:table-cell table:formula="of:=[.D13]-[.C13]" office:value-type="time" office:time-value="PT00H04M00S">
            <text:p>00:04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office:value-type="float" office:value="7">
            <text:p>7</text:p>
          </table:table-cell>
          <table:table-cell office:value-type="string">
            <text:p>de knoppen kunnen nu ook worden bedient met de mouse. Er is collisiondetection gemaakt tussen de mouserectAN</text:p>
          </table:table-cell>
          <table:table-cell table:formula="of:=[.D14]-[.C14]" office:value-type="time" office:time-value="PT02H00M00S">
            <text:p>02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17M00S">
            <text:p>03:17</text:p>
          </table:table-cell>
          <table:table-cell/>
        </table:table-row>
      </table:table>
      <table:table table:name="totaal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style-name="ce8" table:formula="of:=[#VERW!.G30]" office:value-type="time" office:time-value="PT00H00M00S">
            <text:p>#VERW!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#VERW!.G30]" office:value-type="float" office:value="0">
            <text:p>#VERW!</text:p>
          </table:table-cell>
          <table:table-cell/>
        </table:table-row>
        <table:table-row table:style-name="ro1">
          <table:table-cell office:value-type="string">
            <text:p>totaal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2:48: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2-16T12:48:34.67</dc:date>
    <dc:creator>roy kuijper</dc:creator>
    <meta:editing-duration>PT17H6M42S</meta:editing-duration>
    <meta:editing-cycles>9</meta:editing-cycles>
    <meta:generator>OpenOffice/4.0.1$Win32 OpenOffice.org_project/401m5$Build-9714</meta:generator>
    <meta:document-statistic meta:table-count="5" meta:cell-count="3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veranderd PyramidPanic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7M00S">
            <text:p>12:27</text:p>
          </table:table-cell>
          <table:table-cell office:value-type="float" office:value="5">
            <text:p>5</text:p>
          </table:table-cell>
          <table:table-cell office:value-type="string">
            <text:p>icon veranderd</text:p>
          </table:table-cell>
          <table:table-cell table:formula="of:=[.D12]-[.C12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het spel is nu te stoppen door indrukken van de escape-toets de achtergrondkleur is ook veranderd.</text:p>
          </table:table-cell>
          <table:table-cell table:formula="of:=[.D13]-[.C13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naar exerne repo</text:p>
          </table:table-cell>
          <table:table-cell table:formula="of:=[.D14]-[.C14]" office:value-type="time" office:time-value="PT00H04M00S">
            <text:p>00:0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ste commit gemaakt code verzien van commetaar</text:p>
          </table:table-cell>
          <table:table-cell table:formula="of:=[.D16]-[.C16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7M00S">
            <text:p>00:07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47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